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81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14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563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097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1.95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953cm"/>
    </style:style>
    <style:style style:name="gr8" style:family="graphic" style:parent-style-name="standard">
      <style:graphic-properties svg:stroke-color="#3465a4" draw:marker-start="CF_20_Only_20_One" draw:marker-start-width="0.5cm" draw:marker-end="CF_20_Only_20_One" draw:marker-end-width="0.5cm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color="#3465a4" draw:marker-start="CF_20_Many_20_One" draw:marker-start-width="0.5cm" draw:marker-end="CF_20_Zero_20_Many" draw:marker-end-width="0.5cm" draw:textarea-vertical-align="middle"/>
    </style:style>
    <style:style style:name="gr11" style:family="graphic" style:parent-style-name="standard">
      <style:graphic-properties svg:stroke-color="#ff860d" draw:marker-start="CF_20_Only_20_One" draw:marker-start-width="0.5cm" draw:marker-end="CF_20_Many_20_One" draw:marker-end-width="0.5cm" draw:textarea-vertical-align="middle"/>
    </style:style>
    <style:style style:name="gr12" style:family="graphic" style:parent-style-name="standard">
      <style:graphic-properties svg:stroke-color="#069a2e" draw:marker-start="CF_20_Many_20_One" draw:marker-start-width="0.5cm" draw:marker-end="CF_20_Many_20_One" draw:marker-end-width="0.5cm" draw:textarea-vertical-align="middle"/>
    </style:style>
    <style:style style:name="gr13" style:family="graphic" style:parent-style-name="standard">
      <style:graphic-properties svg:stroke-color="#f10d0c" draw:marker-start="CF_20_Many_20_One" draw:marker-start-width="0.5cm" draw:marker-end="CF_20_Many_20_One" draw:marker-end-width="0.5cm" draw:textarea-vertical-align="middle"/>
    </style:style>
    <style:style style:name="gr14" style:family="graphic" style:parent-style-name="standard">
      <style:graphic-properties svg:stroke-color="#3465a4" draw:marker-start="CF_20_Only_20_One" draw:marker-start-width="0.5cm" draw:marker-end="CF_20_Many_20_One" draw:marker-end-width="0.5cm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pt" style:font-size-asian="18pt" style:font-size-complex="18pt"/>
    </style:style>
    <style:style style:name="P2" style:family="paragraph">
      <loext:graphic-properties draw:fill="none" draw:fill-color="#ffffff"/>
      <style:text-properties fo:font-size="6pt" style:font-size-asian="18pt" style:font-size-complex="18pt"/>
    </style:style>
    <style:style style:name="P3" style:family="paragraph">
      <style:text-properties fo:font-size="6pt" fo:font-weight="bold" style:font-size-asian="18pt" style:font-weight-asian="bold" style:font-size-complex="18pt" style:font-weight-complex="normal"/>
    </style:style>
    <style:style style:name="P4" style:family="paragraph">
      <loext:graphic-properties draw:fill="none" draw:fill-color="#ffffff"/>
      <style:text-properties fo:font-size="6pt" fo:font-weight="bold" style:font-size-asian="18pt" style:font-weight-asian="bold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6pt" fo:font-weight="bold" style:font-size-asian="18pt" style:font-weight-asian="bold" style:font-size-complex="18pt" style:font-weight-complex="bold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normal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9" draw:id="id19" draw:layer="layout" svg:width="1.6cm" svg:height="2.631cm" svg:x="25.399cm" svg:y="6.399cm">
          <draw:text-box>
            <text:p text:style-name="P1"><text:span text:style-name="T1">Game 2017</text:span></text:p>
            <text:p text:style-name="P1"><text:span text:style-name="T2">League</text:span></text:p>
            <text:p text:style-name="P1"><text:span text:style-name="T2">HomeTeam</text:span></text:p>
            <text:p text:style-name="P1"><text:span text:style-name="T2">AwayTeam</text:span></text:p>
            <text:p text:style-name="P1"><text:span text:style-name="T2">Ballp</text:span></text:p>
            <text:p text:style-name="P1"><text:span text:style-name="T2">Result</text:span></text:p>
            <text:p text:style-name="P1"><text:span text:style-name="T2">Players</text:span></text:p>
            <text:p text:style-name="P1"><text:span text:style-name="T2">Game Data</text:span></text:p>
            <text:p text:style-name="P1"><text:span text:style-name="T2">GameID *</text:span></text:p>
          </draw:text-box>
        </draw:frame>
        <draw:frame draw:style-name="gr2" draw:text-style-name="P2" xml:id="id21" draw:id="id21" draw:layer="layout" svg:width="1.8cm" svg:height="2.393cm" svg:x="19.399cm" svg:y="4.6cm">
          <draw:text-box>
            <text:p text:style-name="P1"><text:span text:style-name="T1">Game 2015</text:span></text:p>
            <text:p text:style-name="P1"><text:span text:style-name="T2">League</text:span></text:p>
            <text:p text:style-name="P1"><text:span text:style-name="T2">HomeTeam</text:span></text:p>
            <text:p text:style-name="P1"><text:span text:style-name="T2">AwayTeam</text:span></text:p>
            <text:p text:style-name="P1"><text:span text:style-name="T2">Ballp</text:span></text:p>
            <text:p text:style-name="P1"><text:span text:style-name="T2">Result</text:span></text:p>
            <text:p text:style-name="P1"><text:span text:style-name="T2">Players</text:span></text:p>
            <text:p text:style-name="P1"><text:span text:style-name="T2">Game Data</text:span></text:p>
            <text:p text:style-name="P1"><text:span text:style-name="T2">GameID *</text:span></text:p>
          </draw:text-box>
        </draw:frame>
        <draw:frame draw:style-name="gr2" draw:text-style-name="P2" xml:id="id20" draw:id="id20" draw:layer="layout" svg:width="1.8cm" svg:height="2.393cm" svg:x="22.302cm" svg:y="5.605cm">
          <draw:text-box>
            <text:p text:style-name="P1"><text:span text:style-name="T1">Game 2016</text:span></text:p>
            <text:p text:style-name="P1"><text:span text:style-name="T2">League</text:span></text:p>
            <text:p text:style-name="P1"><text:span text:style-name="T2">HomeTeam</text:span></text:p>
            <text:p text:style-name="P1"><text:span text:style-name="T2">AwayTeam</text:span></text:p>
            <text:p text:style-name="P1"><text:span text:style-name="T2">Ballp</text:span></text:p>
            <text:p text:style-name="P1"><text:span text:style-name="T2">Result</text:span></text:p>
            <text:p text:style-name="P1"><text:span text:style-name="T2">Players</text:span></text:p>
            <text:p text:style-name="P1"><text:span text:style-name="T2">Game Data</text:span></text:p>
            <text:p text:style-name="P1"><text:span text:style-name="T2">GameID *</text:span></text:p>
          </draw:text-box>
        </draw:frame>
        <draw:frame draw:style-name="gr2" draw:text-style-name="P2" xml:id="id17" draw:id="id17" draw:layer="layout" svg:width="1.8cm" svg:height="2.393cm" svg:x="12.999cm" svg:y="2.405cm">
          <draw:text-box>
            <text:p text:style-name="P1"><text:span text:style-name="T1">Game 2013</text:span></text:p>
            <text:p text:style-name="P1"><text:span text:style-name="T2">League</text:span></text:p>
            <text:p text:style-name="P1"><text:span text:style-name="T2">HomeTeam</text:span></text:p>
            <text:p text:style-name="P1"><text:span text:style-name="T2">AwayTeam</text:span></text:p>
            <text:p text:style-name="P1"><text:span text:style-name="T2">Ballp</text:span></text:p>
            <text:p text:style-name="P1"><text:span text:style-name="T2">Result</text:span></text:p>
            <text:p text:style-name="P1"><text:span text:style-name="T2">Players</text:span></text:p>
            <text:p text:style-name="P1"><text:span text:style-name="T2">Game Data</text:span></text:p>
            <text:p text:style-name="P1"><text:span text:style-name="T2">GameID *</text:span></text:p>
          </draw:text-box>
        </draw:frame>
        <draw:frame draw:style-name="gr2" draw:text-style-name="P2" xml:id="id18" draw:id="id18" draw:layer="layout" svg:width="1.8cm" svg:height="2.393cm" svg:x="16.399cm" svg:y="3.005cm">
          <draw:text-box>
            <text:p text:style-name="P1"><text:span text:style-name="T1">Game 2014</text:span></text:p>
            <text:p text:style-name="P1"><text:span text:style-name="T2">League</text:span></text:p>
            <text:p text:style-name="P1"><text:span text:style-name="T2">HomeTeam</text:span></text:p>
            <text:p text:style-name="P1"><text:span text:style-name="T2">AwayTeam</text:span></text:p>
            <text:p text:style-name="P1"><text:span text:style-name="T2">Ballp</text:span></text:p>
            <text:p text:style-name="P1"><text:span text:style-name="T2">Result</text:span></text:p>
            <text:p text:style-name="P1"><text:span text:style-name="T2">Players</text:span></text:p>
            <text:p text:style-name="P1"><text:span text:style-name="T2">Game Data</text:span></text:p>
            <text:p text:style-name="P1"><text:span text:style-name="T2">GameID *</text:span></text:p>
          </draw:text-box>
        </draw:frame>
        <draw:frame draw:style-name="gr2" draw:text-style-name="P2" xml:id="id16" draw:id="id16" draw:layer="layout" svg:width="1.8cm" svg:height="2.393cm" svg:x="9.399cm" svg:y="1.599cm">
          <draw:text-box>
            <text:p text:style-name="P1"><text:span text:style-name="T1">Game 2012</text:span></text:p>
            <text:p text:style-name="P1"><text:span text:style-name="T2">League</text:span></text:p>
            <text:p text:style-name="P1"><text:span text:style-name="T2">HomeTeam</text:span></text:p>
            <text:p text:style-name="P1"><text:span text:style-name="T2">AwayTeam</text:span></text:p>
            <text:p text:style-name="P1"><text:span text:style-name="T2">Ballp</text:span></text:p>
            <text:p text:style-name="P1"><text:span text:style-name="T2">Result</text:span></text:p>
            <text:p text:style-name="P1"><text:span text:style-name="T2">Players</text:span></text:p>
            <text:p text:style-name="P1"><text:span text:style-name="T2">Game Data</text:span></text:p>
            <text:p text:style-name="P1"><text:span text:style-name="T2">GameID *</text:span></text:p>
          </draw:text-box>
        </draw:frame>
        <draw:frame draw:style-name="gr3" draw:text-style-name="P2" xml:id="id23" draw:id="id23" draw:layer="layout" svg:width="1.4cm" svg:height="1.813cm" svg:x="18.999cm" svg:y="1.195cm">
          <draw:text-box>
            <text:p text:style-name="P1"><text:span text:style-name="T3">Team</text:span></text:p>
            <text:p text:style-name="P1">TeamID *</text:p>
            <text:p text:style-name="P1">Ballpark</text:p>
            <text:p text:style-name="P1">Results</text:p>
          </draw:text-box>
        </draw:frame>
        <draw:frame draw:style-name="gr4" draw:text-style-name="P2" xml:id="id11" draw:id="id11" draw:layer="layout" svg:width="2cm" svg:height="1.347cm" svg:x="0.399cm" svg:y="8.998cm">
          <draw:text-box>
            <text:p text:style-name="P1"><text:span text:style-name="T3">Batting2014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10" draw:id="id10" draw:layer="layout" svg:width="2cm" svg:height="1.347cm" svg:x="0.399cm" svg:y="7.598cm">
          <draw:text-box>
            <text:p text:style-name="P1"><text:span text:style-name="T3">Batting2013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13" draw:id="id13" draw:layer="layout" svg:width="2cm" svg:height="1.347cm" svg:x="0.399cm" svg:y="11.798cm">
          <draw:text-box>
            <text:p text:style-name="P1"><text:span text:style-name="T3">Batting2016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15" draw:id="id15" draw:layer="layout" svg:width="2cm" svg:height="1.347cm" svg:x="0.399cm" svg:y="13.595cm">
          <draw:text-box>
            <text:p text:style-name="P1"><text:span text:style-name="T3">Batting2017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12" draw:id="id12" draw:layer="layout" svg:width="2cm" svg:height="1.347cm" svg:x="0.399cm" svg:y="10.398cm">
          <draw:text-box>
            <text:p text:style-name="P1"><text:span text:style-name="T3">Batting2015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9" draw:id="id9" draw:layer="layout" svg:width="2cm" svg:height="1.347cm" svg:x="0.399cm" svg:y="6.196cm">
          <draw:text-box>
            <text:p text:style-name="P1"><text:span text:style-name="T3">Batting2012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2" draw:id="id2" draw:layer="layout" svg:width="2cm" svg:height="1.347cm" svg:x="13.399cm" svg:y="14.199cm">
          <draw:text-box>
            <text:p text:style-name="P1"><text:span text:style-name="T3">Pitching2012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4" draw:id="id4" draw:layer="layout" svg:width="2cm" svg:height="1.347cm" svg:x="18.199cm" svg:y="14.199cm">
          <draw:text-box>
            <text:p text:style-name="P1"><text:span text:style-name="T3">Pitching2014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8" draw:id="id8" draw:layer="layout" svg:width="2cm" svg:height="1.347cm" svg:x="25.399cm" svg:y="14.199cm">
          <draw:text-box>
            <text:p text:style-name="P1"><text:span text:style-name="T3">Pitching2017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3" draw:id="id3" draw:layer="layout" svg:width="2cm" svg:height="1.347cm" svg:x="15.799cm" svg:y="14.196cm">
          <draw:text-box>
            <text:p text:style-name="P1"><text:span text:style-name="T3">Pitching2013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5" draw:id="id5" draw:layer="layout" svg:width="2cm" svg:height="1.347cm" svg:x="20.599cm" svg:y="14.199cm">
          <draw:text-box>
            <text:p text:style-name="P1"><text:span text:style-name="T3">Pitching2015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4" draw:text-style-name="P2" xml:id="id7" draw:id="id7" draw:layer="layout" svg:width="2cm" svg:height="1.347cm" svg:x="22.999cm" svg:y="14.199cm">
          <draw:text-box>
            <text:p text:style-name="P1"><text:span text:style-name="T3">Pitching2016</text:span></text:p>
            <text:p text:style-name="P1">PlayerID *</text:p>
            <text:p text:style-name="P1">Name</text:p>
            <text:p text:style-name="P1">Stats</text:p>
          </draw:text-box>
        </draw:frame>
        <draw:frame draw:style-name="gr5" draw:text-style-name="P4" xml:id="id1" draw:id="id1" draw:layer="layout" svg:width="3.4cm" svg:height="2.2cm" svg:x="9.999cm" svg:y="8.598cm">
          <draw:text-box>
            <text:p text:style-name="P3"><text:span text:style-name="T4">Players</text:span></text:p>
            <text:p text:style-name="P3"><text:span text:style-name="T5">Name</text:span></text:p>
            <text:p text:style-name="P3"><text:span text:style-name="T5">RetroID</text:span></text:p>
            <text:p text:style-name="P3"><text:span text:style-name="T5">FanGraphID</text:span></text:p>
          </draw:text-box>
        </draw:frame>
        <draw:frame draw:style-name="gr6" draw:text-style-name="P4" xml:id="id24" draw:id="id24" draw:layer="layout" svg:width="1.8cm" svg:height="1.2cm" svg:x="14.199cm" svg:y="9.473cm">
          <draw:text-box>
            <text:p text:style-name="P3"><text:span text:style-name="T4">League</text:span></text:p>
            <text:p text:style-name="P3"><text:span text:style-name="T5">LeagueID *</text:span></text:p>
            <text:p text:style-name="P3"><text:span text:style-name="T5">Name</text:span></text:p>
          </draw:text-box>
        </draw:frame>
        <draw:frame draw:style-name="gr7" draw:text-style-name="P4" xml:id="id22" draw:id="id22" draw:layer="layout" svg:width="1.6cm" svg:height="1.203cm" svg:x="24.399cm" svg:y="0.395cm">
          <draw:text-box>
            <text:p text:style-name="P3"><text:span text:style-name="T4">Ballpark</text:span></text:p>
            <text:p text:style-name="P3"><text:span text:style-name="T5">ParkID *</text:span></text:p>
            <text:p text:style-name="P3"><text:span text:style-name="T5">TeamID </text:span></text:p>
            <text:p text:style-name="P3"><text:span text:style-name="T5">Name</text:span></text:p>
          </draw:text-box>
        </draw:frame>
        <draw:connector draw:style-name="gr8" draw:text-style-name="P5" draw:layer="layout" draw:line-skew="1.1cm" svg:x1="11.699cm" svg:y1="10.798cm" svg:x2="14.399cm" svg:y2="14.199cm" draw:start-shape="id1" draw:end-shape="id2" draw:end-glue-point="0" svg:d="M11699 10798v2801h2700v600" svg:viewBox="0 0 2701 3402">
          <text:p/>
        </draw:connector>
        <draw:connector draw:style-name="gr8" draw:text-style-name="P5" draw:layer="layout" draw:line-skew="0.701cm" svg:x1="11.699cm" svg:y1="10.798cm" svg:x2="16.799cm" svg:y2="14.196cm" draw:start-shape="id1" draw:start-glue-point="2" draw:end-shape="id3" draw:end-glue-point="0" svg:d="M11699 10798v2400h5100v998" svg:viewBox="0 0 5101 3399">
          <text:p/>
        </draw:connector>
        <draw:connector draw:style-name="gr8" draw:text-style-name="P5" draw:layer="layout" draw:line-skew="0.3cm" svg:x1="11.699cm" svg:y1="10.798cm" svg:x2="19.199cm" svg:y2="14.199cm" draw:start-shape="id1" draw:start-glue-point="2" draw:end-shape="id4" draw:end-glue-point="0" svg:d="M11699 10798v2001h7500v1400" svg:viewBox="0 0 7501 3402">
          <text:p/>
        </draw:connector>
        <draw:connector draw:style-name="gr8" draw:text-style-name="P5" draw:layer="layout" draw:line-skew="-0.1cm" svg:x1="11.699cm" svg:y1="10.798cm" svg:x2="21.599cm" svg:y2="14.199cm" draw:start-shape="id1" draw:start-glue-point="2" draw:end-shape="id5" draw:end-glue-point="0" svg:d="M11699 10798v1601h9900v1800" svg:viewBox="0 0 9901 3402">
          <text:p/>
        </draw:connector>
        <draw:connector draw:style-name="gr9" draw:text-style-name="P5" xml:id="id6" draw:id="id6" draw:layer="layout" svg:x1="11.699cm" svg:y1="10.798cm" svg:x2="11.699cm" svg:y2="10.798cm" draw:start-shape="id1" draw:start-glue-point="2" draw:end-shape="id1" draw:end-glue-point="2" svg:d="M11699 10798z" svg:viewBox="0 0 1 1">
          <text:p/>
        </draw:connector>
        <draw:connector draw:style-name="gr8" draw:text-style-name="P5" draw:layer="layout" draw:line-skew="-0.5cm" svg:x1="11.699cm" svg:y1="10.798cm" svg:x2="23.999cm" svg:y2="14.199cm" draw:start-shape="id6" draw:start-glue-point="0" draw:end-shape="id7" draw:end-glue-point="0" svg:d="M11699 10798v1201h12300v2200" svg:viewBox="0 0 12301 3402">
          <text:p/>
        </draw:connector>
        <draw:connector draw:style-name="gr8" draw:text-style-name="P5" draw:layer="layout" draw:line-skew="-0.9cm" svg:x1="11.699cm" svg:y1="10.798cm" svg:x2="26.399cm" svg:y2="14.199cm" draw:start-shape="id6" draw:start-glue-point="0" draw:end-shape="id8" draw:end-glue-point="0" svg:d="M11699 10798v801h14700v2600" svg:viewBox="0 0 14701 3402">
          <text:p/>
        </draw:connector>
        <draw:connector draw:style-name="gr8" draw:text-style-name="P5" draw:layer="layout" draw:line-skew="2.8cm" svg:x1="9.999cm" svg:y1="9.698cm" svg:x2="2.399cm" svg:y2="6.869cm" draw:start-shape="id1" draw:start-glue-point="3" draw:end-shape="id9" draw:end-glue-point="1" svg:d="M9999 9698h-1000v-2829h-6600" svg:viewBox="0 0 7601 2830">
          <text:p/>
        </draw:connector>
        <draw:connector draw:style-name="gr8" draw:text-style-name="P5" draw:layer="layout" draw:line-skew="2cm" svg:x1="9.999cm" svg:y1="9.698cm" svg:x2="2.399cm" svg:y2="8.271cm" draw:start-shape="id1" draw:start-glue-point="3" draw:end-shape="id10" draw:end-glue-point="1" svg:d="M9999 9698h-1800v-1427h-5800" svg:viewBox="0 0 7601 1428">
          <text:p/>
        </draw:connector>
        <draw:connector draw:style-name="gr8" draw:text-style-name="P5" draw:layer="layout" svg:x1="9.999cm" svg:y1="9.698cm" svg:x2="2.399cm" svg:y2="9.671cm" draw:start-shape="id1" draw:start-glue-point="3" draw:end-shape="id11" draw:end-glue-point="1" svg:d="M9999 9698h-3800v-27h-3800" svg:viewBox="0 0 7601 28">
          <text:p/>
        </draw:connector>
        <draw:connector draw:style-name="gr8" draw:text-style-name="P5" draw:layer="layout" svg:x1="9.999cm" svg:y1="9.698cm" svg:x2="2.399cm" svg:y2="11.071cm" draw:start-shape="id1" draw:start-glue-point="3" draw:end-shape="id12" draw:end-glue-point="1" svg:d="M9999 9698h-3800v1373h-3800" svg:viewBox="0 0 7601 1374">
          <text:p/>
        </draw:connector>
        <draw:connector draw:style-name="gr8" draw:text-style-name="P5" draw:layer="layout" draw:line-skew="2cm" svg:x1="9.999cm" svg:y1="9.698cm" svg:x2="2.399cm" svg:y2="12.471cm" draw:start-shape="id1" draw:start-glue-point="3" draw:end-shape="id13" draw:end-glue-point="1" svg:d="M9999 9698h-1800v2773h-5800" svg:viewBox="0 0 7601 2774">
          <text:p/>
        </draw:connector>
        <draw:connector draw:style-name="gr9" draw:text-style-name="P5" xml:id="id14" draw:id="id14" draw:layer="layout" svg:x1="9.999cm" svg:y1="9.698cm" svg:x2="9.999cm" svg:y2="9.698cm" draw:start-shape="id1" draw:start-glue-point="3" draw:end-shape="id1" draw:end-glue-point="3" svg:d="M9999 9698z" svg:viewBox="0 0 1 1">
          <text:p/>
        </draw:connector>
        <draw:connector draw:style-name="gr8" draw:text-style-name="P5" draw:layer="layout" draw:line-skew="2.8cm" svg:x1="9.999cm" svg:y1="9.698cm" svg:x2="2.399cm" svg:y2="14.268cm" draw:start-shape="id14" draw:start-glue-point="0" draw:end-shape="id15" draw:end-glue-point="1" svg:d="M9999 9698h-1000v4570h-6600" svg:viewBox="0 0 7601 4571">
          <text:p/>
        </draw:connector>
        <draw:connector draw:style-name="gr10" draw:text-style-name="P5" draw:layer="layout" draw:line-skew="0.303cm" svg:x1="11.699cm" svg:y1="8.598cm" svg:x2="10.299cm" svg:y2="3.992cm" draw:start-shape="id1" draw:start-glue-point="0" draw:end-shape="id16" draw:end-glue-point="2" svg:d="M11699 8598v-2000h-1400v-2606" svg:viewBox="0 0 1401 4607">
          <text:p/>
        </draw:connector>
        <draw:connector draw:style-name="gr10" draw:text-style-name="P5" draw:layer="layout" draw:line-skew="-0.697cm" svg:x1="11.699cm" svg:y1="8.598cm" svg:x2="13.899cm" svg:y2="4.798cm" draw:start-shape="id1" draw:start-glue-point="0" draw:end-shape="id17" draw:end-glue-point="2" svg:d="M11699 8598v-2597h2200v-1203" svg:viewBox="0 0 2201 3801">
          <text:p/>
        </draw:connector>
        <draw:connector draw:style-name="gr10" draw:text-style-name="P5" draw:layer="layout" draw:line-skew="-0.8cm" svg:x1="11.699cm" svg:y1="8.598cm" svg:x2="17.299cm" svg:y2="5.398cm" draw:start-shape="id1" draw:start-glue-point="0" draw:end-shape="id18" draw:end-glue-point="2" svg:d="M11699 8598v-2400h5600v-800" svg:viewBox="0 0 5601 3201">
          <text:p/>
        </draw:connector>
        <draw:connector draw:style-name="gr10" draw:text-style-name="P5" draw:layer="layout" draw:line-skew="-0.499cm -2.9cm 0.207cm" svg:x1="11.699cm" svg:y1="8.598cm" svg:x2="26.199cm" svg:y2="9.03cm" draw:start-shape="id1" draw:start-glue-point="0" draw:end-shape="id19" draw:end-glue-point="2" svg:d="M11699 8598v-1000h4800v2140h9700v-708" svg:viewBox="0 0 14501 2141">
          <text:p/>
        </draw:connector>
        <draw:connector draw:style-name="gr10" draw:text-style-name="P5" draw:layer="layout" draw:line-skew="-0.699cm 0cm 0.706cm" svg:x1="11.699cm" svg:y1="8.598cm" svg:x2="23.202cm" svg:y2="7.998cm" draw:start-shape="id1" draw:start-glue-point="0" draw:end-shape="id20" draw:end-glue-point="2" svg:d="M11699 8598v-1200h6152v1807h5351v-1207" svg:viewBox="0 0 11504 1808">
          <text:p/>
        </draw:connector>
        <draw:connector draw:style-name="gr10" draw:text-style-name="P5" draw:layer="layout" draw:line-skew="-0.597cm" svg:x1="11.699cm" svg:y1="8.598cm" svg:x2="20.299cm" svg:y2="6.993cm" draw:start-shape="id1" draw:start-glue-point="0" draw:end-shape="id21" draw:end-glue-point="2" svg:d="M11699 8598v-1399h8600v-206" svg:viewBox="0 0 8601 1606">
          <text:p/>
        </draw:connector>
        <draw:connector draw:style-name="gr11" draw:text-style-name="P5" draw:layer="layout" draw:line-skew="0cm 0.299cm" svg:x1="25.199cm" svg:y1="1.598cm" svg:x2="26.999cm" svg:y2="7.714cm" draw:start-shape="id22" draw:start-glue-point="2" draw:end-shape="id19" draw:end-glue-point="1" svg:d="M25199 1598v2401h2600v3715h-800" svg:viewBox="0 0 2601 6117">
          <text:p/>
        </draw:connector>
        <draw:connector draw:style-name="gr11" draw:text-style-name="P5" draw:layer="layout" svg:x1="25.199cm" svg:y1="1.598cm" svg:x2="24.102cm" svg:y2="6.801cm" draw:start-shape="id22" draw:start-glue-point="2" draw:end-shape="id20" draw:end-glue-point="1" svg:d="M25199 1598v5203h-1097" svg:viewBox="0 0 1098 5204">
          <text:p/>
        </draw:connector>
        <draw:connector draw:style-name="gr11" draw:text-style-name="P5" draw:layer="layout" draw:line-skew="-0.6cm" svg:x1="24.399cm" svg:y1="0.996cm" svg:x2="21.199cm" svg:y2="5.796cm" draw:start-shape="id22" draw:start-glue-point="3" draw:end-shape="id21" draw:end-glue-point="1" svg:d="M24399 996h-2200v4800h-1000" svg:viewBox="0 0 3201 4801">
          <text:p/>
        </draw:connector>
        <draw:connector draw:style-name="gr11" draw:text-style-name="P5" draw:layer="layout" svg:x1="24.399cm" svg:y1="0.996cm" svg:x2="18.199cm" svg:y2="4.201cm" draw:start-shape="id22" draw:start-glue-point="3" draw:end-shape="id18" draw:end-glue-point="1" svg:d="M24399 996h-3100v3205h-3100" svg:viewBox="0 0 6201 3206">
          <text:p/>
        </draw:connector>
        <draw:connector draw:style-name="gr11" draw:text-style-name="P5" draw:layer="layout" draw:line-skew="-3.8cm" svg:x1="24.399cm" svg:y1="0.996cm" svg:x2="14.799cm" svg:y2="3.601cm" draw:start-shape="id22" draw:start-glue-point="3" draw:end-shape="id17" draw:end-glue-point="1" svg:d="M24399 996h-8600v2605h-1000" svg:viewBox="0 0 9601 2606">
          <text:p/>
        </draw:connector>
        <draw:connector draw:style-name="gr11" draw:text-style-name="P5" draw:layer="layout" draw:line-skew="-5.4cm" svg:x1="24.399cm" svg:y1="0.996cm" svg:x2="11.199cm" svg:y2="2.795cm" draw:start-shape="id22" draw:start-glue-point="3" draw:end-shape="id16" draw:end-glue-point="1" svg:d="M24399 996h-12000v1799h-1200" svg:viewBox="0 0 13201 1800">
          <text:p/>
        </draw:connector>
        <draw:connector draw:style-name="gr8" draw:text-style-name="P5" draw:layer="layout" draw:line-skew="0.899cm" svg:x1="25.999cm" svg:y1="0.996cm" svg:x2="20.399cm" svg:y2="2.101cm" draw:start-shape="id22" draw:start-glue-point="1" draw:end-shape="id23" draw:end-glue-point="1" svg:d="M25999 996h1400v1105h-7000" svg:viewBox="0 0 7001 1106">
          <text:p/>
        </draw:connector>
        <draw:connector draw:style-name="gr12" draw:text-style-name="P5" draw:layer="layout" draw:line-skew="-1.198cm" svg:x1="19.699cm" svg:y1="3.008cm" svg:x2="26.199cm" svg:y2="6.399cm" draw:start-shape="id23" draw:start-glue-point="2" draw:end-shape="id19" draw:end-glue-point="0" svg:d="M19699 3008v498h6500v2893" svg:viewBox="0 0 6501 3392">
          <text:p/>
        </draw:connector>
        <draw:connector draw:style-name="gr12" draw:text-style-name="P5" draw:layer="layout" draw:line-skew="-0.802cm" svg:x1="19.699cm" svg:y1="3.008cm" svg:x2="23.202cm" svg:y2="5.605cm" draw:start-shape="id23" draw:start-glue-point="2" draw:end-shape="id20" draw:end-glue-point="0" svg:d="M19699 3008v497h3503v2100" svg:viewBox="0 0 3504 2598">
          <text:p/>
        </draw:connector>
        <draw:connector draw:style-name="gr12" draw:text-style-name="P5" draw:layer="layout" svg:x1="19.699cm" svg:y1="3.008cm" svg:x2="20.299cm" svg:y2="4.6cm" draw:start-shape="id23" draw:start-glue-point="2" draw:end-shape="id21" draw:end-glue-point="0" svg:d="M19699 3008v796h600v796" svg:viewBox="0 0 601 1593">
          <text:p/>
        </draw:connector>
        <draw:connector draw:style-name="gr12" draw:text-style-name="P5" draw:layer="layout" svg:x1="18.999cm" svg:y1="2.101cm" svg:x2="17.299cm" svg:y2="3.005cm" draw:start-shape="id23" draw:start-glue-point="3" draw:end-shape="id18" draw:end-glue-point="0" svg:d="M18999 2101h-1700v904" svg:viewBox="0 0 1701 905">
          <text:p/>
        </draw:connector>
        <draw:connector draw:style-name="gr12" draw:text-style-name="P5" draw:layer="layout" draw:line-skew="0cm -0.306cm" svg:x1="18.999cm" svg:y1="2.101cm" svg:x2="13.899cm" svg:y2="2.405cm" draw:start-shape="id23" draw:start-glue-point="3" draw:end-shape="id17" draw:end-glue-point="0" svg:d="M18999 2101h-2100v-503h-3000v807" svg:viewBox="0 0 5101 808">
          <text:p/>
        </draw:connector>
        <draw:connector draw:style-name="gr12" draw:text-style-name="P5" draw:layer="layout" draw:line-skew="0cm -0.699cm" svg:x1="18.999cm" svg:y1="2.101cm" svg:x2="10.299cm" svg:y2="1.599cm" draw:start-shape="id23" draw:start-glue-point="3" draw:end-shape="id16" draw:end-glue-point="0" svg:d="M18999 2101h-3900v-1702h-4800v1200" svg:viewBox="0 0 8701 1703">
          <text:p/>
        </draw:connector>
        <draw:connector draw:style-name="gr13" draw:text-style-name="P5" draw:layer="layout" draw:line-skew="-0.466cm -2.899cm" svg:x1="15.099cm" svg:y1="9.473cm" svg:x2="9.399cm" svg:y2="2.795cm" draw:start-shape="id24" draw:start-glue-point="0" draw:end-shape="id16" draw:end-glue-point="3" svg:d="M15099 9473v-3206h-9100v-3472h3400" svg:viewBox="0 0 9101 6679">
          <text:p/>
        </draw:connector>
        <draw:connector draw:style-name="gr13" draw:text-style-name="P5" draw:layer="layout" draw:line-skew="-0.5cm -0.499cm" svg:x1="15.099cm" svg:y1="9.473cm" svg:x2="12.999cm" svg:y2="3.601cm" draw:start-shape="id24" draw:start-glue-point="0" draw:end-shape="id17" draw:end-glue-point="3" svg:d="M15099 9473v-2837h-3100v-3035h1000" svg:viewBox="0 0 3101 5873">
          <text:p/>
        </draw:connector>
        <draw:connector draw:style-name="gr13" draw:text-style-name="P5" draw:layer="layout" svg:x1="15.099cm" svg:y1="9.473cm" svg:x2="16.399cm" svg:y2="4.201cm" draw:start-shape="id24" draw:start-glue-point="0" draw:end-shape="id18" draw:end-glue-point="3" svg:d="M15099 9473v-5272h1300" svg:viewBox="0 0 1301 5273">
          <text:p/>
        </draw:connector>
        <draw:connector draw:style-name="gr13" draw:text-style-name="P5" draw:layer="layout" svg:x1="15.099cm" svg:y1="9.473cm" svg:x2="19.399cm" svg:y2="5.796cm" draw:start-shape="id24" draw:start-glue-point="0" draw:end-shape="id21" draw:end-glue-point="3" svg:d="M15099 9473v-3677h4300" svg:viewBox="0 0 4301 3678">
          <text:p/>
        </draw:connector>
        <draw:connector draw:style-name="gr13" draw:text-style-name="P5" draw:layer="layout" draw:line-skew="2.248cm" svg:x1="15.999cm" svg:y1="10.073cm" svg:x2="22.302cm" svg:y2="6.801cm" draw:start-shape="id24" draw:start-glue-point="1" draw:end-shape="id20" draw:end-glue-point="3" svg:d="M15999 10073h5400v-3272h903" svg:viewBox="0 0 6304 3273">
          <text:p/>
        </draw:connector>
        <draw:connector draw:style-name="gr13" draw:text-style-name="P5" draw:layer="layout" draw:line-skew="3.7cm" svg:x1="15.999cm" svg:y1="10.073cm" svg:x2="25.399cm" svg:y2="7.714cm" draw:start-shape="id24" draw:start-glue-point="1" draw:end-shape="id19" draw:end-glue-point="3" svg:d="M15999 10073h8400v-2359h1000" svg:viewBox="0 0 9401 2360">
          <text:p/>
        </draw:connector>
        <draw:connector draw:style-name="gr14" draw:text-style-name="P5" draw:layer="layout" draw:line-skew="0.226cm 0.901cm -0.295cm" svg:x1="15.099cm" svg:y1="10.673cm" svg:x2="19.699cm" svg:y2="1.195cm" draw:start-shape="id24" draw:start-glue-point="2" draw:end-shape="id23" draw:end-glue-point="0" svg:d="M15099 10673v727h3301v-11001h1299v796" svg:viewBox="0 0 4601 11002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CF_20_Many_20_One" draw:display-name="CF Many One" svg:viewBox="0 -3200 3000 3200" svg:d="M1500 0h1500v-200h-3000v200zM1500-200l1500-2789v-211h-114l-1286 2392v-2392h-200v2392l-1286-2392h-114v211z"/>
    <draw:marker draw:name="CF_20_Only_20_One" draw:display-name="CF Only One" svg:viewBox="-19 -40 38 40" svg:d="M0 0h1v-40h-2v40zM1 0h-20v-2h20zM-1 0h20v-2h-20zM1-18h-20v-2h20zM-1-18h20v-2h-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6.826cm" svg:x="1cm" svg:y="2.859cm"/>
      <draw:page-thumbnail draw:layer="backgroundobjects" svg:width="8.999cm" svg:height="6.826cm" svg:x="1cm" svg:y="11.435cm"/>
      <draw:page-thumbnail draw:layer="backgroundobjects" svg:width="8.999cm" svg:height="6.826cm" svg:x="1cm" svg:y="20.011cm"/>
      <draw:page-thumbnail draw:layer="backgroundobjects" svg:width="8.999cm" svg:height="6.826cm" svg:x="11cm" svg:y="2.859cm"/>
      <draw:page-thumbnail draw:layer="backgroundobjects" svg:width="8.999cm" svg:height="6.826cm" svg:x="11cm" svg:y="11.435cm"/>
      <draw:page-thumbnail draw:layer="backgroundobjects" svg:width="8.999cm" svg:height="6.826cm" svg:x="11cm" svg:y="20.011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3:45:54.356000000</meta:creation-date>
    <dc:date>2018-12-04T15:35:01.421000000</dc:date>
    <meta:editing-duration>PT27M12S</meta:editing-duration>
    <meta:editing-cycles>6</meta:editing-cycles>
    <meta:generator>LibreOffice/6.1.3.2$Windows_X86_64 LibreOffice_project/86daf60bf00efa86ad547e59e09d6bb77c699acb</meta:generator>
    <meta:document-statistic meta:object-count="85"/>
  </office:meta>
</office:document-meta>
</file>